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1.0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4cm" fo:min-width="1.00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4cm" fo:min-width="2.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7cm" fo:min-width="2.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5cm" fo:min-width="2.1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4.104cm" svg:height="4.104cm" svg:x="3.8cm" svg:y="2.059cm">
          <text:p/>
        </draw:circle>
        <draw:frame draw:style-name="gr2" draw:layer="layout" svg:width="1.695cm" svg:height="1.355cm" svg:x="5.031cm" svg:y="3.519cm">
          <draw:text-box>
            <text:p>00</text:p>
          </draw:text-box>
        </draw:frame>
        <draw:circle draw:style-name="gr1" draw:text-style-name="P1" draw:layer="layout" svg:width="4.104cm" svg:height="4.104cm" svg:x="3.8cm" svg:y="2.059cm">
          <text:p/>
        </draw:circle>
        <draw:frame draw:style-name="gr2" draw:layer="layout" svg:width="1.695cm" svg:height="1.355cm" svg:x="5.031cm" svg:y="3.519cm">
          <draw:text-box>
            <text:p>00</text:p>
          </draw:text-box>
        </draw:frame>
        <draw:circle draw:style-name="gr1" draw:text-style-name="P1" draw:layer="layout" svg:width="4.104cm" svg:height="4.104cm" svg:x="3.8cm" svg:y="2.059cm">
          <text:p/>
        </draw:circle>
        <draw:frame draw:style-name="gr2" draw:layer="layout" svg:width="1.695cm" svg:height="1.355cm" svg:x="5.031cm" svg:y="3.519cm">
          <draw:text-box>
            <text:p>00</text:p>
          </draw:text-box>
        </draw:frame>
        <draw:circle draw:style-name="gr1" draw:text-style-name="P1" draw:layer="layout" svg:width="4.104cm" svg:height="4.104cm" svg:x="3.8cm" svg:y="2.059cm">
          <text:p/>
        </draw:circle>
        <draw:frame draw:style-name="gr3" draw:layer="layout" svg:width="1.695cm" svg:height="1.354cm" svg:x="5.151cm" svg:y="3.57cm">
          <draw:text-box>
            <text:p>00</text:p>
          </draw:text-box>
        </draw:frame>
        <draw:circle draw:style-name="gr1" draw:text-style-name="P1" draw:layer="layout" svg:width="4.104cm" svg:height="4.104cm" svg:x="22.196cm" svg:y="2.059cm">
          <text:p/>
        </draw:circle>
        <draw:frame draw:style-name="gr2" draw:layer="layout" svg:width="1.695cm" svg:height="1.355cm" svg:x="23.426cm" svg:y="3.519cm">
          <draw:text-box>
            <text:p>00</text:p>
          </draw:text-box>
        </draw:frame>
        <draw:circle draw:style-name="gr1" draw:text-style-name="P1" draw:layer="layout" svg:width="4.104cm" svg:height="4.104cm" svg:x="22.196cm" svg:y="2.059cm">
          <text:p/>
        </draw:circle>
        <draw:frame draw:style-name="gr2" draw:layer="layout" svg:width="1.695cm" svg:height="1.355cm" svg:x="23.426cm" svg:y="3.519cm">
          <draw:text-box>
            <text:p>00</text:p>
          </draw:text-box>
        </draw:frame>
        <draw:circle draw:style-name="gr1" draw:text-style-name="P1" draw:layer="layout" svg:width="4.104cm" svg:height="4.104cm" svg:x="22.196cm" svg:y="2.059cm">
          <text:p/>
        </draw:circle>
        <draw:frame draw:style-name="gr2" draw:layer="layout" svg:width="1.695cm" svg:height="1.355cm" svg:x="23.426cm" svg:y="3.519cm">
          <draw:text-box>
            <text:p>00</text:p>
          </draw:text-box>
        </draw:frame>
        <draw:circle draw:style-name="gr1" draw:text-style-name="P1" draw:layer="layout" svg:width="4.104cm" svg:height="4.104cm" svg:x="22.196cm" svg:y="2.059cm">
          <text:p/>
        </draw:circle>
        <draw:frame draw:style-name="gr2" draw:layer="layout" svg:width="1.695cm" svg:height="1.355cm" svg:x="23.614cm" svg:y="3.573cm">
          <draw:text-box>
            <text:p>00</text:p>
          </draw:text-box>
        </draw:frame>
        <draw:line draw:style-name="gr4" draw:text-style-name="P1" draw:layer="layout" svg:x1="7.851cm" svg:y1="3.801cm" svg:x2="22.197cm" svg:y2="3.801cm">
          <text:p/>
        </draw:line>
        <draw:frame draw:style-name="gr5" draw:layer="layout" svg:width="2.939cm" svg:height="1.354cm" svg:x="14.461cm" svg:y="2.535cm">
          <draw:text-box>
            <text:p>0 / 00</text:p>
          </draw:text-box>
        </draw:frame>
        <draw:circle draw:style-name="gr1" draw:text-style-name="P1" draw:layer="layout" svg:width="4.104cm" svg:height="4.104cm" svg:x="3.8cm" svg:y="14.496cm">
          <text:p/>
        </draw:circle>
        <draw:frame draw:style-name="gr2" draw:layer="layout" svg:width="1.695cm" svg:height="1.355cm" svg:x="5.031cm" svg:y="15.956cm">
          <draw:text-box>
            <text:p>00</text:p>
          </draw:text-box>
        </draw:frame>
        <draw:circle draw:style-name="gr1" draw:text-style-name="P1" draw:layer="layout" svg:width="4.104cm" svg:height="4.104cm" svg:x="3.8cm" svg:y="14.496cm">
          <text:p/>
        </draw:circle>
        <draw:frame draw:style-name="gr2" draw:layer="layout" svg:width="1.695cm" svg:height="1.355cm" svg:x="5.031cm" svg:y="15.956cm">
          <draw:text-box>
            <text:p>00</text:p>
          </draw:text-box>
        </draw:frame>
        <draw:circle draw:style-name="gr1" draw:text-style-name="P1" draw:layer="layout" svg:width="4.104cm" svg:height="4.104cm" svg:x="3.8cm" svg:y="14.496cm">
          <text:p/>
        </draw:circle>
        <draw:frame draw:style-name="gr2" draw:layer="layout" svg:width="1.695cm" svg:height="1.355cm" svg:x="5.031cm" svg:y="15.956cm">
          <draw:text-box>
            <text:p>00</text:p>
          </draw:text-box>
        </draw:frame>
        <draw:circle draw:style-name="gr1" draw:text-style-name="P1" draw:layer="layout" svg:width="4.104cm" svg:height="4.104cm" svg:x="3.8cm" svg:y="14.496cm">
          <text:p/>
        </draw:circle>
        <draw:frame draw:style-name="gr3" draw:layer="layout" svg:width="1.695cm" svg:height="1.354cm" svg:x="5.264cm" svg:y="16.007cm">
          <draw:text-box>
            <text:p>1</text:p>
          </draw:text-box>
        </draw:frame>
        <draw:circle draw:style-name="gr1" draw:text-style-name="P1" draw:layer="layout" svg:width="4.104cm" svg:height="4.104cm" svg:x="22.196cm" svg:y="14.496cm">
          <text:p/>
        </draw:circle>
        <draw:frame draw:style-name="gr2" draw:layer="layout" svg:width="1.695cm" svg:height="1.355cm" svg:x="23.426cm" svg:y="15.956cm">
          <draw:text-box>
            <text:p>00</text:p>
          </draw:text-box>
        </draw:frame>
        <draw:circle draw:style-name="gr1" draw:text-style-name="P1" draw:layer="layout" svg:width="4.104cm" svg:height="4.104cm" svg:x="22.196cm" svg:y="14.496cm">
          <text:p/>
        </draw:circle>
        <draw:frame draw:style-name="gr2" draw:layer="layout" svg:width="1.695cm" svg:height="1.355cm" svg:x="23.426cm" svg:y="15.956cm">
          <draw:text-box>
            <text:p>00</text:p>
          </draw:text-box>
        </draw:frame>
        <draw:circle draw:style-name="gr1" draw:text-style-name="P1" draw:layer="layout" svg:width="4.104cm" svg:height="4.104cm" svg:x="22.196cm" svg:y="14.496cm">
          <text:p/>
        </draw:circle>
        <draw:frame draw:style-name="gr2" draw:layer="layout" svg:width="1.695cm" svg:height="1.355cm" svg:x="23.426cm" svg:y="15.956cm">
          <draw:text-box>
            <text:p>00</text:p>
          </draw:text-box>
        </draw:frame>
        <draw:circle draw:style-name="gr1" draw:text-style-name="P1" draw:layer="layout" svg:width="4.104cm" svg:height="4.104cm" svg:x="22.196cm" svg:y="14.496cm">
          <text:p/>
        </draw:circle>
        <draw:frame draw:style-name="gr2" draw:layer="layout" svg:width="1.695cm" svg:height="1.355cm" svg:x="23.727cm" svg:y="16.01cm">
          <draw:text-box>
            <text:p>1</text:p>
          </draw:text-box>
        </draw:frame>
        <draw:line draw:style-name="gr4" draw:text-style-name="P1" draw:layer="layout" svg:x1="7.851cm" svg:y1="16.238cm" svg:x2="22.197cm" svg:y2="16.238cm">
          <text:p/>
        </draw:line>
        <draw:frame draw:style-name="gr5" draw:layer="layout" svg:width="2.939cm" svg:height="1.354cm" svg:x="14.461cm" svg:y="14.972cm">
          <draw:text-box>
            <text:p>0 / 01</text:p>
          </draw:text-box>
        </draw:frame>
        <draw:circle draw:style-name="gr1" draw:text-style-name="P1" draw:layer="layout" svg:width="4.104cm" svg:height="4.104cm" svg:x="3.8cm" svg:y="2.059cm">
          <text:p/>
        </draw:circle>
        <draw:frame draw:style-name="gr2" draw:layer="layout" svg:width="1.695cm" svg:height="1.355cm" svg:x="5.031cm" svg:y="3.519cm">
          <draw:text-box>
            <text:p>00</text:p>
          </draw:text-box>
        </draw:frame>
        <draw:circle draw:style-name="gr1" draw:text-style-name="P1" draw:layer="layout" svg:width="4.104cm" svg:height="4.104cm" svg:x="3.8cm" svg:y="2.059cm">
          <text:p/>
        </draw:circle>
        <draw:frame draw:style-name="gr2" draw:layer="layout" svg:width="1.695cm" svg:height="1.355cm" svg:x="5.031cm" svg:y="3.519cm">
          <draw:text-box>
            <text:p>00</text:p>
          </draw:text-box>
        </draw:frame>
        <draw:circle draw:style-name="gr1" draw:text-style-name="P1" draw:layer="layout" svg:width="4.104cm" svg:height="4.104cm" svg:x="3.8cm" svg:y="2.059cm">
          <text:p/>
        </draw:circle>
        <draw:frame draw:style-name="gr2" draw:layer="layout" svg:width="1.695cm" svg:height="1.355cm" svg:x="5.031cm" svg:y="3.519cm">
          <draw:text-box>
            <text:p>00</text:p>
          </draw:text-box>
        </draw:frame>
        <draw:circle draw:style-name="gr1" draw:text-style-name="P1" draw:layer="layout" svg:width="4.104cm" svg:height="4.104cm" svg:x="3.8cm" svg:y="2.059cm">
          <text:p/>
        </draw:circle>
        <draw:frame draw:style-name="gr3" draw:layer="layout" svg:width="1.695cm" svg:height="1.354cm" svg:x="5.293cm" svg:y="3.57cm">
          <draw:text-box>
            <text:p>0</text:p>
          </draw:text-box>
        </draw:frame>
        <draw:circle draw:style-name="gr1" draw:text-style-name="P1" draw:layer="layout" svg:width="4.104cm" svg:height="4.104cm" svg:x="22.196cm" svg:y="2.059cm">
          <text:p/>
        </draw:circle>
        <draw:frame draw:style-name="gr2" draw:layer="layout" svg:width="1.695cm" svg:height="1.355cm" svg:x="23.426cm" svg:y="3.519cm">
          <draw:text-box>
            <text:p>00</text:p>
          </draw:text-box>
        </draw:frame>
        <draw:circle draw:style-name="gr1" draw:text-style-name="P1" draw:layer="layout" svg:width="4.104cm" svg:height="4.104cm" svg:x="22.196cm" svg:y="2.059cm">
          <text:p/>
        </draw:circle>
        <draw:frame draw:style-name="gr2" draw:layer="layout" svg:width="1.695cm" svg:height="1.355cm" svg:x="23.426cm" svg:y="3.519cm">
          <draw:text-box>
            <text:p>00</text:p>
          </draw:text-box>
        </draw:frame>
        <draw:circle draw:style-name="gr1" draw:text-style-name="P1" draw:layer="layout" svg:width="4.104cm" svg:height="4.104cm" svg:x="22.196cm" svg:y="2.059cm">
          <text:p/>
        </draw:circle>
        <draw:frame draw:style-name="gr2" draw:layer="layout" svg:width="1.695cm" svg:height="1.355cm" svg:x="23.426cm" svg:y="3.519cm">
          <draw:text-box>
            <text:p>00</text:p>
          </draw:text-box>
        </draw:frame>
        <draw:circle draw:style-name="gr1" draw:text-style-name="P1" draw:layer="layout" svg:width="4.104cm" svg:height="4.104cm" svg:x="22.196cm" svg:y="2.059cm">
          <text:p/>
        </draw:circle>
        <draw:frame draw:style-name="gr2" draw:layer="layout" svg:width="1.695cm" svg:height="1.355cm" svg:x="23.727cm" svg:y="3.573cm">
          <draw:text-box>
            <text:p>0</text:p>
          </draw:text-box>
        </draw:frame>
        <draw:line draw:style-name="gr4" draw:text-style-name="P1" draw:layer="layout" svg:x1="7.851cm" svg:y1="3.801cm" svg:x2="22.197cm" svg:y2="3.801cm">
          <text:p/>
        </draw:line>
        <draw:frame draw:style-name="gr5" draw:layer="layout" svg:width="2.939cm" svg:height="1.354cm" svg:x="14.461cm" svg:y="2.535cm">
          <draw:text-box>
            <text:p>0 / 00</text:p>
          </draw:text-box>
        </draw:frame>
        <draw:line draw:style-name="gr4" draw:text-style-name="P1" draw:layer="layout" svg:x1="7.291cm" svg:y1="5.713cm" svg:x2="23.37cm" svg:y2="14.621cm">
          <text:p/>
        </draw:line>
        <draw:frame draw:style-name="gr6" draw:layer="layout" svg:width="3.756cm" svg:height="2.447cm" draw:transform="rotate (-0.500385896547867) translate (10.864cm 6.05cm)">
          <draw:text-box>
            <text:p>1 / 11</text:p>
          </draw:text-box>
        </draw:frame>
        <draw:line draw:style-name="gr4" draw:text-style-name="P1" draw:layer="layout" svg:x1="7.43cm" svg:y1="15.119cm" svg:x2="22.945cm" svg:y2="5.6cm">
          <text:p/>
        </draw:line>
        <draw:frame draw:style-name="gr7" draw:layer="layout" svg:width="3.757cm" svg:height="2.445cm" draw:transform="rotate (0.538608607165348) translate (10.557cm 11.581cm)">
          <draw:text-box>
            <text:p>1 / 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rajkumar </meta:initial-creator>
    <meta:creation-date>2014-11-13T16:22:44.12</meta:creation-date>
    <dc:date>2014-11-13T16:31:43.09</dc:date>
    <dc:creator>Surajkumar </dc:creator>
    <meta:editing-duration>PT8M58S</meta:editing-duration>
    <meta:editing-cycles>3</meta:editing-cycles>
    <meta:generator>OpenOffice/4.0.1$Win32 OpenOffice.org_project/401m5$Build-9714</meta:generator>
    <meta:document-statistic meta:object-count="58"/>
  </office:meta>
</office:document-meta>
</file>